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2010000050000000400E0F5A699.png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/>
    </style:style>
    <style:style style:name="gr11" style:family="graphic" style:parent-style-name="standard" style:list-style-name="L4">
      <style:graphic-properties draw:stroke="solid" svg:stroke-width="0.071cm" svg:stroke-color="#385d8a" draw:stroke-linejoin="miter" draw:fill="solid" draw:fill-color="#4f81bd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4">
      <style:graphic-properties draw:stroke="solid" svg:stroke-width="0.071cm" svg:stroke-color="#385d8a" draw:stroke-linejoin="miter" draw:fill="solid" draw:fill-color="#4f81bd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4">
      <style:graphic-properties draw:stroke="solid" svg:stroke-width="0.071cm" svg:stroke-color="#385d8a" draw:stroke-linejoin="miter" draw:fill="solid" draw:fill-color="#4f81bd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4">
      <style:graphic-properties draw:stroke="solid" svg:stroke-width="0.071cm" svg:stroke-color="#385d8a" draw:stroke-linejoin="miter" draw:fill="solid" draw:fill-color="#4f81bd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5" style:family="graphic" style:parent-style-name="standard" style:list-style-name="L4">
      <style:graphic-properties draw:stroke="solid" svg:stroke-width="0.071cm" svg:stroke-color="#385d8a" draw:stroke-linejoin="miter" draw:fill="solid" draw:fill-color="#4f81bd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solid" svg:stroke-width="0.097cm" svg:stroke-color="#be4b48" draw:marker-end="msArrowEnd_20_5" draw:marker-end-width="0.29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7" style:family="graphic" style:parent-style-name="standard">
      <style:graphic-properties draw:stroke="solid" svg:stroke-width="0.106cm" svg:stroke-color="#9bbb59" draw:marker-end="Fin_20_de_20_línea_20_1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3cm" draw:shadow-offset-y="0.064cm" draw:shadow-color="#000000" draw:shadow-opacity="35%" draw:start-line-spacing-horizontal="0.63cm" draw:start-line-spacing-vertical="0.63cm" draw:end-line-spacing-horizontal="0.63cm" draw:end-line-spacing-vertical="0.63cm"/>
    </style:style>
    <style:style style:name="gr18" style:family="graphic" style:parent-style-name="standard">
      <style:graphic-properties draw:stroke="solid" svg:stroke-width="0.106cm" svg:stroke-color="#9bbb59" draw:marker-end="Fin_20_de_20_línea_20_2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3cm" draw:shadow-offset-y="0.064cm" draw:shadow-color="#000000" draw:shadow-opacity="35%" draw:start-line-spacing-horizontal="0cm" draw:start-line-spacing-vertical="0cm" draw:end-line-spacing-horizontal="0cm" draw:end-line-spacing-vertical="0cm"/>
    </style:style>
    <style:style style:name="gr19" style:family="graphic" style:parent-style-name="standard">
      <style:graphic-properties draw:stroke="solid" svg:stroke-width="0.106cm" svg:stroke-color="#9bbb59" draw:marker-end="Fin_20_de_20_línea_20_3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3cm" draw:shadow-offset-y="0.064cm" draw:shadow-color="#000000" draw:shadow-opacity="35%" draw:start-line-spacing-horizontal="0cm" draw:start-line-spacing-vertical="0cm" draw:end-line-spacing-horizontal="0cm" draw:end-line-spacing-vertical="0cm"/>
    </style:style>
    <style:style style:name="gr20" style:family="graphic" style:parent-style-name="standard">
      <style:graphic-properties draw:stroke="solid" svg:stroke-width="0.106cm" svg:stroke-color="#9bbb59" draw:marker-end="Fin_20_de_20_línea_20_4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3cm" draw:shadow-offset-y="0.064cm" draw:shadow-color="#000000" draw:shadow-opacity="35%" draw:start-line-spacing-horizontal="0cm" draw:start-line-spacing-vertical="0cm" draw:end-line-spacing-horizontal="0cm" draw:end-line-spacing-vertical="0cm"/>
    </style:style>
    <style:style style:name="gr21" style:family="graphic" style:parent-style-name="standard">
      <style:graphic-properties draw:stroke="solid" svg:stroke-width="0.106cm" svg:stroke-color="#9bbb59" draw:marker-end="Fin_20_de_20_línea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3cm" draw:shadow-offset-y="0.064cm" draw:shadow-color="#000000" draw:shadow-opacity="35%" draw:start-line-spacing-horizontal="0cm" draw:start-line-spacing-vertical="0cm" draw:end-line-spacing-horizontal="0cm" draw:end-line-spacing-vertical="0cm"/>
    </style:style>
    <style:style style:name="gr22" style:family="graphic" style:parent-style-name="standard" style:list-style-name="L4">
      <style:graphic-properties draw:stroke="solid" svg:stroke-width="0.026cm" svg:stroke-color="#98b954" draw:stroke-linejoin="miter" draw:fill="gradient" draw:fill-color="#769535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23" style:family="graphic" style:parent-style-name="standard">
      <style:graphic-properties draw:stroke="solid" svg:stroke-width="0.026cm" svg:stroke-color="#98b954" draw:stroke-linejoin="miter" draw:fill="gradient" draw:fill-color="#dafda7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visible" draw:shadow-offset-y="0.056cm" draw:shadow-color="#000000" draw:shadow-opacity="38%"/>
    </style:style>
    <style:style style:name="gr24" style:family="graphic" style:parent-style-name="standard" style:list-style-name="L4">
      <style:graphic-properties draw:stroke="solid" svg:stroke-width="0.071cm" svg:stroke-color="#385d8a" draw:stroke-linejoin="miter" draw:fill="solid" draw:fill-color="#4f81bd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5" style:family="graphic" style:parent-style-name="standard" style:list-style-name="L4">
      <style:graphic-properties draw:stroke="solid" svg:stroke-width="0.071cm" svg:stroke-color="#385d8a" draw:stroke-linejoin="miter" draw:fill="solid" draw:fill-color="#4f81bd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6" style:family="graphic" style:parent-style-name="standard" style:list-style-name="L4">
      <style:graphic-properties draw:stroke="solid" svg:stroke-width="0.071cm" svg:stroke-color="#385d8a" draw:stroke-linejoin="miter" draw:fill="solid" draw:fill-color="#4f81bd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7" style:family="graphic" style:parent-style-name="standard" style:list-style-name="L4">
      <style:graphic-properties draw:stroke="solid" svg:stroke-width="0.071cm" svg:stroke-color="#385d8a" draw:stroke-linejoin="miter" draw:fill="solid" draw:fill-color="#4f81bd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8" style:family="graphic" style:parent-style-name="standard" style:list-style-name="L4">
      <style:graphic-properties draw:stroke="solid" svg:stroke-width="0.071cm" svg:stroke-color="#385d8a" draw:stroke-linejoin="miter" draw:fill="solid" draw:fill-color="#4f81bd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9" style:family="graphic" style:parent-style-name="standard" style:list-style-name="L4">
      <style:graphic-properties draw:stroke="solid" svg:stroke-width="0.026cm" svg:stroke-color="#98b954" draw:stroke-linejoin="miter" draw:fill="gradient" draw:fill-color="#769535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30" style:family="graphic" style:parent-style-name="standard" style:list-style-name="L4">
      <style:graphic-properties draw:stroke="solid" svg:stroke-width="0.071cm" svg:stroke-color="#385d8a" draw:stroke-linejoin="miter" draw:fill="solid" draw:fill-color="#4f81bd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1" style:family="graphic" style:parent-style-name="standard" style:list-style-name="L4">
      <style:graphic-properties draw:stroke="solid" svg:stroke-width="0.071cm" svg:stroke-color="#385d8a" draw:stroke-linejoin="miter" draw:fill="solid" draw:fill-color="#4f81bd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2" style:family="graphic" style:parent-style-name="standard" style:list-style-name="L4">
      <style:graphic-properties draw:stroke="solid" svg:stroke-width="0.071cm" svg:stroke-color="#385d8a" draw:stroke-linejoin="miter" draw:fill="solid" draw:fill-color="#4f81bd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3" style:family="graphic" style:parent-style-name="standard" style:list-style-name="L4">
      <style:graphic-properties draw:stroke="solid" svg:stroke-width="0.071cm" svg:stroke-color="#385d8a" draw:stroke-linejoin="miter" draw:fill="solid" draw:fill-color="#4f81bd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4" style:family="graphic" style:parent-style-name="standard" style:list-style-name="L4">
      <style:graphic-properties draw:stroke="solid" svg:stroke-width="0.071cm" svg:stroke-color="#385d8a" draw:stroke-linejoin="miter" draw:fill="solid" draw:fill-color="#4f81bd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5" style:family="graphic" style:parent-style-name="standard" style:list-style-name="L4">
      <style:graphic-properties draw:stroke="solid" svg:stroke-width="0.026cm" svg:stroke-color="#98b954" draw:stroke-linejoin="miter" draw:fill="gradient" draw:fill-color="#769535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36" style:family="graphic" style:parent-style-name="standard" style:list-style-name="L4">
      <style:graphic-properties draw:stroke="solid" svg:stroke-width="0.071cm" svg:stroke-color="#385d8a" draw:stroke-linejoin="miter" draw:fill="solid" draw:fill-color="#4f81bd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7" style:family="graphic" style:parent-style-name="standard" style:list-style-name="L4">
      <style:graphic-properties draw:stroke="solid" svg:stroke-width="0.026cm" svg:stroke-color="#98b954" draw:stroke-linejoin="miter" draw:fill="gradient" draw:fill-color="#769535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38" style:family="graphic" style:parent-style-name="standard" style:list-style-name="L4">
      <style:graphic-properties draw:stroke="solid" svg:stroke-width="0.071cm" svg:stroke-color="#385d8a" draw:stroke-linejoin="miter" draw:fill="solid" draw:fill-color="#4f81bd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9" style:family="graphic" style:parent-style-name="standard" style:list-style-name="L4">
      <style:graphic-properties draw:stroke="solid" svg:stroke-width="0.071cm" svg:stroke-color="#385d8a" draw:stroke-linejoin="miter" draw:fill="solid" draw:fill-color="#4f81bd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40" style:family="graphic" style:parent-style-name="standard" style:list-style-name="L4">
      <style:graphic-properties draw:stroke="solid" svg:stroke-width="0.071cm" svg:stroke-color="#385d8a" draw:stroke-linejoin="miter" draw:fill="solid" draw:fill-color="#4f81bd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41" style:family="graphic" style:parent-style-name="standard" style:list-style-name="L4">
      <style:graphic-properties draw:stroke="solid" svg:stroke-width="0.071cm" svg:stroke-color="#385d8a" draw:stroke-linejoin="miter" draw:fill="solid" draw:fill-color="#4f81bd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42" style:family="graphic" style:parent-style-name="standard" style:list-style-name="L4">
      <style:graphic-properties draw:stroke="solid" svg:stroke-width="0.071cm" svg:stroke-color="#385d8a" draw:stroke-linejoin="miter" draw:fill="solid" draw:fill-color="#4f81bd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43" style:family="graphic" style:parent-style-name="standard" style:list-style-name="L4">
      <style:graphic-properties draw:stroke="solid" svg:stroke-width="0.071cm" svg:stroke-color="#385d8a" draw:stroke-linejoin="miter" draw:fill="solid" draw:fill-color="#4f81bd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4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/>
    </style:style>
    <style:style style:name="gr45" style:family="graphic" style:parent-style-name="standard" style:list-style-name="L4">
      <style:graphic-properties draw:stroke="solid" svg:stroke-width="0.071cm" svg:stroke-color="#385d8a" draw:stroke-linejoin="miter" draw:fill="solid" draw:fill-color="#4f81bd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4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/>
    </style:style>
    <style:style style:name="gr47" style:family="graphic" style:parent-style-name="standard" style:list-style-name="L4">
      <style:graphic-properties draw:stroke="solid" svg:stroke-width="0.071cm" svg:stroke-color="#385d8a" draw:stroke-linejoin="miter" draw:fill="solid" draw:fill-color="#4f81bd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48" style:family="graphic" style:parent-style-name="standard" style:list-style-name="L4">
      <style:graphic-properties draw:stroke="solid" svg:stroke-width="0.071cm" svg:stroke-color="#385d8a" draw:stroke-linejoin="miter" draw:fill="solid" draw:fill-color="#4f81bd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49" style:family="graphic" style:parent-style-name="standard" style:list-style-name="L4">
      <style:graphic-properties draw:stroke="solid" svg:stroke-width="0.071cm" svg:stroke-color="#385d8a" draw:stroke-linejoin="miter" draw:fill="solid" draw:fill-color="#4f81bd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0" style:family="graphic" style:parent-style-name="standard" style:list-style-name="L4">
      <style:graphic-properties draw:stroke="solid" svg:stroke-width="0.071cm" svg:stroke-color="#385d8a" draw:stroke-linejoin="miter" draw:fill="solid" draw:fill-color="#4f81bd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1" style:family="graphic" style:parent-style-name="standard" style:list-style-name="L4">
      <style:graphic-properties draw:stroke="solid" svg:stroke-width="0.071cm" svg:stroke-color="#385d8a" draw:stroke-linejoin="miter" draw:fill="solid" draw:fill-color="#4f81bd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2" style:family="graphic" style:parent-style-name="standard" style:list-style-name="L4">
      <style:graphic-properties draw:stroke="solid" svg:stroke-width="0.071cm" svg:stroke-color="#385d8a" draw:stroke-linejoin="miter" draw:fill="solid" draw:fill-color="#4f81bd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3" style:family="graphic" style:parent-style-name="standard" style:list-style-name="L4">
      <style:graphic-properties draw:stroke="solid" svg:stroke-width="0.071cm" svg:stroke-color="#385d8a" draw:stroke-linejoin="miter" draw:fill="solid" draw:fill-color="#4f81bd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4" style:family="graphic" style:parent-style-name="standard">
      <style:graphic-properties draw:stroke="solid" svg:stroke-width="0.026cm" svg:stroke-color="#000000" draw:stroke-linejoin="miter" draw:fill="gradient" draw:fill-color="#bcbcbc" draw:fill-gradient-name="Gradient_20_9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56cm" draw:shadow-color="#000000" draw:shadow-opacity="38%"/>
    </style:style>
    <style:style style:name="gr55" style:family="graphic" style:parent-style-name="standard" style:list-style-name="L4">
      <style:graphic-properties draw:stroke="solid" svg:stroke-width="0.071cm" svg:stroke-color="#385d8a" draw:stroke-linejoin="miter" draw:fill="solid" draw:fill-color="#4f81bd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6" style:family="graphic" style:parent-style-name="standard" style:list-style-name="L4">
      <style:graphic-properties draw:stroke="solid" svg:stroke-width="0.071cm" svg:stroke-color="#385d8a" draw:stroke-linejoin="miter" draw:fill="solid" draw:fill-color="#4f81bd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7" style:family="graphic" style:parent-style-name="standard" style:list-style-name="L4">
      <style:graphic-properties draw:stroke="solid" svg:stroke-width="0.071cm" svg:stroke-color="#385d8a" draw:stroke-linejoin="miter" draw:fill="solid" draw:fill-color="#4f81bd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8" style:family="graphic" style:parent-style-name="standard" style:list-style-name="L4">
      <style:graphic-properties draw:stroke="solid" svg:stroke-width="0.071cm" svg:stroke-color="#385d8a" draw:stroke-linejoin="miter" draw:fill="solid" draw:fill-color="#4f81bd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9" style:family="graphic" style:parent-style-name="standard">
      <style:graphic-properties draw:stroke="solid" svg:stroke-width="0.026cm" svg:stroke-color="#4a7ebb" draw:marker-end="Fin_20_de_20_línea_20_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60" style:family="graphic" style:parent-style-name="standard">
      <style:graphic-properties draw:stroke="solid" svg:stroke-width="0.026cm" svg:stroke-color="#4a7ebb" draw:marker-end="Fin_20_de_20_línea_20_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61" style:family="graphic" style:parent-style-name="standard">
      <style:graphic-properties draw:stroke="solid" svg:stroke-width="0.026cm" svg:stroke-color="#4a7ebb" draw:marker-end="Fin_20_de_20_línea_20_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62" style:family="graphic" style:parent-style-name="standard">
      <style:graphic-properties draw:stroke="solid" svg:stroke-width="0.026cm" svg:stroke-color="#4a7ebb" draw:marker-end="Fin_20_de_20_línea_20_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63" style:family="graphic" style:parent-style-name="standard">
      <style:graphic-properties draw:stroke="solid" svg:stroke-width="0.026cm" svg:stroke-color="#4a7ebb" draw:marker-end="Fin_20_de_20_línea_20_1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64" style:family="graphic" style:parent-style-name="standard">
      <style:graphic-properties draw:stroke="solid" svg:stroke-width="0.026cm" svg:stroke-color="#4a7ebb" draw:marker-end="Fin_20_de_20_línea_20_1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65" style:family="graphic" style:parent-style-name="standard">
      <style:graphic-properties draw:stroke="solid" svg:stroke-width="0.026cm" svg:stroke-color="#4a7ebb" draw:marker-end="Fin_20_de_20_línea_20_1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66" style:family="graphic" style:parent-style-name="standard">
      <style:graphic-properties draw:stroke="solid" svg:stroke-width="0.026cm" svg:stroke-color="#4a7ebb" draw:marker-end="Fin_20_de_20_línea_20_1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67" style:family="graphic" style:parent-style-name="standard" style:list-style-name="L4">
      <style:graphic-properties draw:stroke="solid" svg:stroke-width="0.071cm" svg:stroke-color="#385d8a" draw:stroke-linejoin="miter" draw:fill="solid" draw:fill-color="#4f81bd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8" style:family="graphic" style:parent-style-name="standard">
      <style:graphic-properties draw:stroke="solid" svg:stroke-width="0.026cm" svg:stroke-color="#4a7ebb" draw:marker-end="Fin_20_de_20_línea_20_1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69" style:family="graphic" style:parent-style-name="standard" style:list-style-name="L4">
      <style:graphic-properties draw:stroke="solid" svg:stroke-width="0.071cm" svg:stroke-color="#385d8a" draw:stroke-linejoin="miter" draw:fill="solid" draw:fill-color="#4f81bd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0" style:family="graphic" style:parent-style-name="standard" style:list-style-name="L4">
      <style:graphic-properties draw:stroke="solid" svg:stroke-width="0.071cm" svg:stroke-color="#385d8a" draw:stroke-linejoin="miter" draw:fill="solid" draw:fill-color="#4f81bd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1" style:family="graphic" style:parent-style-name="standard" style:list-style-name="L4">
      <style:graphic-properties draw:stroke="solid" svg:stroke-width="0.071cm" svg:stroke-color="#385d8a" draw:stroke-linejoin="miter" draw:fill="solid" draw:fill-color="#4f81bd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2" style:family="graphic" style:parent-style-name="standard" style:list-style-name="L4">
      <style:graphic-properties draw:stroke="solid" svg:stroke-width="0.071cm" svg:stroke-color="#385d8a" draw:stroke-linejoin="miter" draw:fill="solid" draw:fill-color="#4f81bd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3" style:family="graphic" style:parent-style-name="standard" style:list-style-name="L4">
      <style:graphic-properties draw:stroke="solid" svg:stroke-width="0.071cm" svg:stroke-color="#385d8a" draw:stroke-linejoin="miter" draw:fill="solid" draw:fill-color="#4f81bd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pr1" style:family="presentation" style:parent-style-name="Predeterminado-notes">
      <style:graphic-properties draw:stroke="none" draw:fill="none" draw:fill-color="#ffffff" draw:auto-grow-height="true" fo:min-height="11.427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3" style:family="paragraph">
      <style:paragraph-properties fo:margin-left="0cm" fo:margin-right="0cm" fo:margin-top="0.282cm" fo:margin-bottom="0cm" fo:line-height="100%" fo:text-align="center" fo:text-indent="0cm" style:punctuation-wrap="hanging" style:line-break="strict"/>
      <style:text-properties fo:font-size="18pt"/>
    </style:style>
    <style:style style:name="P4" style:family="paragraph">
      <style:paragraph-properties fo:margin-left="0cm" fo:margin-right="0cm" fo:margin-top="0.282cm" fo:margin-bottom="0cm" fo:line-height="100%" fo:text-align="justify" fo:text-indent="0cm" style:punctuation-wrap="hanging" style:line-break="strict"/>
      <style:text-properties fo:font-size="18pt"/>
    </style:style>
    <style:style style:name="P5" style:family="paragraph">
      <style:paragraph-properties fo:margin-left="0cm" fo:margin-right="0cm" fo:margin-top="0.211cm" fo:margin-bottom="0cm" fo:line-height="100%" fo:text-align="justify" fo:text-indent="0cm" style:punctuation-wrap="hanging" style:line-break="strict"/>
      <style:text-properties fo:font-size="18pt"/>
    </style:style>
    <style:style style:name="P6" style:family="paragraph"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7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/>
    </style:style>
    <style:style style:name="P8" style:family="paragraph">
      <style:paragraph-properties fo:margin-left="0.952cm" fo:margin-right="0cm" fo:margin-top="0.282cm" fo:margin-bottom="0cm" fo:line-height="100%" fo:text-align="center" fo:text-indent="-0.948cm" style:punctuation-wrap="hanging" style:line-break="strict"/>
      <style:text-properties fo:font-size="18pt"/>
    </style:style>
    <style:style style:name="P9" style:family="paragraph">
      <style:paragraph-properties fo:margin-left="0.952cm" fo:margin-right="0cm" fo:margin-top="0.282cm" fo:margin-bottom="0cm" fo:line-height="100%" fo:text-align="center" fo:text-indent="-0.948cm" style:punctuation-wrap="hanging" style:line-break="strict" style:writing-mode="lr-tb" style:font-independent-line-spacing="true"/>
      <style:text-properties fo:font-size="18p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style:writing-mode="lr-tb" style:font-independent-line-spacing="true"/>
    </style:style>
    <style:style style:name="P12" style:family="paragraph">
      <style:paragraph-properties fo:margin-left="0.952cm" fo:margin-right="0cm" fo:margin-top="0.211cm" fo:margin-bottom="0cm" fo:line-height="100%" fo:text-align="justify" fo:text-indent="-0.948cm" style:punctuation-wrap="hanging" style:line-break="strict"/>
      <style:text-properties fo:font-size="18pt"/>
    </style:style>
    <style:style style:name="P13" style:family="paragraph">
      <style:paragraph-properties fo:margin-left="0cm" fo:margin-right="0cm" fo:margin-top="0.282cm" fo:margin-bottom="0cm" fo:line-height="100%" fo:text-align="start" fo:text-indent="0cm" style:punctuation-wrap="hanging" style:line-break="strict"/>
      <style:text-properties fo:font-size="18pt"/>
    </style:style>
    <style:style style:name="P14" style:family="paragraph">
      <style:paragraph-properties fo:margin-left="0cm" fo:margin-right="0cm" fo:margin-top="0.282cm" fo:margin-bottom="0cm" fo:line-height="100%" fo:text-indent="0cm" style:punctuation-wrap="hanging" style:line-break="strict"/>
      <style:text-properties fo:font-size="18pt"/>
    </style:style>
    <style:style style:name="P15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64cm" fo:margin-bottom="0cm" fo:line-height="100%" fo:text-indent="0cm" style:punctuation-wrap="hanging" style:line-break="strict"/>
      <style:text-properties fo:font-size="18pt"/>
    </style:style>
    <style:style style:name="P17" style:family="paragraph">
      <style:paragraph-properties fo:margin-left="0cm" fo:margin-right="0cm" fo:margin-top="0.264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.246cm" fo:margin-bottom="0cm" fo:line-height="100%" fo:text-align="justify" fo:text-indent="0cm" style:punctuation-wrap="hanging" style:line-break="strict"/>
      <style:text-properties fo:font-size="18pt"/>
    </style:style>
    <style:style style:name="P19" style:family="paragraph">
      <style:paragraph-properties fo:margin-left="0cm" fo:margin-right="0cm" fo:margin-top="0.246cm" fo:margin-bottom="0cm" fo:line-height="100%" fo:text-align="start" fo:text-indent="0cm" style:punctuation-wrap="hanging" style:line-break="strict"/>
      <style:text-properties fo:font-size="18pt"/>
    </style:style>
    <style:style style:name="P20" style:family="paragraph">
      <style:paragraph-properties fo:margin-left="0cm" fo:margin-right="0cm" fo:margin-top="0.246cm" fo:margin-bottom="0cm" fo:line-height="100%" fo:text-align="justify" fo:text-indent="0cm" style:punctuation-wrap="hanging" style:line-break="strict" style:writing-mode="lr-tb" style:font-independent-line-spacing="true"/>
      <style:text-properties fo:font-size="18pt"/>
    </style:style>
    <style:style style:name="P21" style:family="paragraph">
      <style:paragraph-properties fo:margin-left="0cm" fo:margin-right="0cm" fo:line-height="100%" fo:text-align="justify" fo:text-indent="0cm" style:punctuation-wrap="hanging" style:line-break="strict"/>
      <style:text-properties fo:font-size="18pt"/>
    </style:style>
    <style:style style:name="P22" style:family="paragraph">
      <style:paragraph-properties fo:margin-left="0cm" fo:margin-right="0cm" fo:line-height="100%" fo:text-align="justify" fo:text-indent="0cm" style:punctuation-wrap="hanging" style:line-break="strict" style:writing-mode="lr-tb" style:font-independent-line-spacing="true"/>
      <style:text-properties fo:font-size="18pt"/>
    </style:style>
    <style:style style:name="T1" style:family="text">
      <style:text-properties fo:color="#000000" fo:font-family="Calibri" style:font-family-generic="swiss" style:font-pitch="variable" fo:font-size="44pt" fo:language="es" fo:country="ES" style:font-size-asian="44pt" style:font-size-complex="44pt"/>
    </style:style>
    <style:style style:name="T2" style:family="text">
      <style:text-properties fo:color="#898989" fo:font-family="Calibri" style:font-family-generic="swiss" style:font-pitch="variable" fo:font-size="24pt" fo:language="es" fo:country="ES" style:font-size-asian="32pt" style:font-size-complex="32pt"/>
    </style:style>
    <style:style style:name="T3" style:family="text">
      <style:text-properties fo:color="#898989" fo:font-family="Calibri" style:font-family-generic="swiss" style:font-pitch="variable" fo:font-size="24pt" fo:language="es" fo:country="ES" style:font-size-asian="24pt" style:font-size-complex="24pt"/>
    </style:style>
    <style:style style:name="T4" style:family="text">
      <style:text-properties fo:font-family="Calibri" style:font-family-generic="swiss" style:font-pitch="variable" fo:font-size="20pt" fo:language="es" fo:country="ES" style:font-size-asian="20pt" style:font-size-complex="20pt"/>
    </style:style>
    <style:style style:name="T5" style:family="text">
      <style:text-properties fo:color="#898989" fo:font-family="Calibri" style:font-family-generic="swiss" style:font-pitch="variable" fo:font-size="22pt" fo:language="es" fo:country="ES" fo:font-weight="bold" style:font-size-asian="22pt" style:font-weight-asian="bold" style:font-size-complex="22pt" style:font-weight-complex="bold"/>
    </style:style>
    <style:style style:name="T6" style:family="text">
      <style:text-properties fo:color="#898989" fo:font-family="Calibri" style:font-family-generic="swiss" style:font-pitch="variable" fo:font-size="22pt" fo:language="es" fo:country="ES" style:font-size-asian="22pt" style:font-size-complex="22pt"/>
    </style:style>
    <style:style style:name="T7" style:family="text">
      <style:text-properties fo:color="#898989" fo:font-family="Calibri" style:font-family-generic="swiss" style:font-pitch="variable" fo:font-size="22pt" fo:language="es" fo:country="ES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8" style:family="text">
      <style:text-properties fo:color="#898989" fo:font-family="Calibri" style:font-family-generic="swiss" style:font-pitch="variable" fo:font-size="23pt" fo:language="es" fo:country="ES" fo:font-weight="bold" style:font-size-asian="23pt" style:font-weight-asian="bold" style:font-size-complex="23pt" style:font-weight-complex="bold"/>
    </style:style>
    <style:style style:name="T9" style:family="text">
      <style:text-properties fo:color="#898989" fo:font-family="Calibri" style:font-family-generic="swiss" style:font-pitch="variable" fo:font-size="23pt" fo:language="es" fo:country="ES" style:font-size-asian="23pt" style:font-size-complex="23pt"/>
    </style:style>
    <style:style style:name="T10" style:family="text">
      <style:text-properties fo:font-family="Calibri" style:font-family-generic="swiss" style:font-pitch="variable" fo:font-size="24pt" fo:language="es" fo:country="ES" style:font-size-asian="32pt" style:font-size-complex="32pt"/>
    </style:style>
    <style:style style:name="T11" style:family="text">
      <style:text-properties fo:color="#ffffff" fo:font-family="Calibri" style:font-family-generic="swiss" style:font-pitch="variable" fo:language="es" fo:country="ES"/>
    </style:style>
    <style:style style:name="T12" style:family="text">
      <style:text-properties fo:font-family="Calibri" style:font-family-generic="swiss" style:font-pitch="variable" fo:font-size="44pt" fo:language="es" fo:country="ES" style:font-size-asian="44pt" style:font-size-complex="44pt"/>
    </style:style>
    <style:style style:name="T13" style:family="text">
      <style:text-properties fo:font-family="Calibri" style:font-family-generic="swiss" style:font-pitch="variable" fo:font-size="24pt" fo:language="es" fo:country="ES" style:font-size-asian="24pt" style:font-size-complex="24pt"/>
    </style:style>
    <style:style style:name="T14" style:family="text">
      <style:text-properties fo:font-family="Calibri" style:font-family-generic="swiss" style:font-pitch="variable" fo:font-size="23pt" fo:language="es" fo:country="ES" style:font-size-asian="23pt" style:font-size-complex="23pt"/>
    </style:style>
    <style:style style:name="T15" style:family="text">
      <style:text-properties fo:font-family="Calibri" style:font-family-generic="swiss" style:font-pitch="variable" fo:font-size="30pt" fo:language="es" fo:country="ES" style:font-size-asian="30pt" style:font-size-complex="30pt"/>
    </style:style>
    <style:style style:name="T16" style:family="text">
      <style:text-properties fo:font-family="Calibri" style:font-family-generic="swiss" style:font-pitch="variable" fo:font-size="26pt" fo:language="es" fo:country="ES" style:font-size-asian="26pt" style:font-size-complex="26pt"/>
    </style:style>
    <style:style style:name="T17" style:family="text">
      <style:text-properties fo:font-family="Calibri" style:font-family-generic="swiss" style:font-pitch="variable" fo:font-size="28pt" fo:language="es" fo:country="ES" style:font-size-asian="28pt" style:font-size-complex="28pt"/>
    </style:style>
    <style:style style:name="T18" style:family="text">
      <style:text-properties fo:color="#000000" fo:font-family="Calibri" style:font-family-generic="swiss" style:font-pitch="variable" fo:language="es" fo:country="E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89898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suffix="." style:num-format="1">
        <style:list-level-properties text:space-before="0.004cm" text:min-label-width="0.948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suffix="." style:num-format="1">
        <style:list-level-properties text:min-label-width="1.424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edeterminado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3.813cm" svg:height="2.496cm" svg:x="0.992cm" svg:y="0.595cm">
          <text:list text:style-name="L1">
            <text:list-header>
              <text:p text:style-name="P1"><text:span text:style-name="T1">Framework Semill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6" draw:layer="layout" svg:width="23.614cm" svg:height="14.415cm" svg:x="0.992cm" svg:y="3.572cm">
          <text:list text:style-name="L2">
            <text:list-header>
              <text:p text:style-name="P3"><text:span text:style-name="T2">Introducción</text:span></text:p>
              <text:p text:style-name="P4"><text:span text:style-name="T2">En la actualidad, esta implementando los siguientes patrones de diseño:</text:span></text:p>
            </text:list-header>
          </text:list>
          <text:list text:style-name="L3">
            <text:list-item>
              <text:p text:style-name="P5"><text:span text:style-name="T3">MVC</text:span></text:p>
            </text:list-item>
            <text:list-item>
              <text:p text:style-name="P5"><text:span text:style-name="T3">Sigleton</text:span></text:p>
            </text:list-item>
            <text:list-item>
              <text:p text:style-name="P5"><text:span text:style-name="T3">ORM</text:span></text:p>
            </text:list-item>
            <text:list-item>
              <text:p text:style-name="P5"><text:span text:style-name="T3">POO</text:span></text:p>
            </text:list-item>
            <text:list-item>
              <text:p text:style-name="P5"><text:span text:style-name="T3">Comportamiento – configuración </text:span></text:p>
            </text:list-item>
            <text:list-item>
              <text:p text:style-name="P5"><text:span text:style-name="T3">Abstracción de base de datos</text:span></text:p>
            </text:list-item>
            <text:list-item>
              <text:p text:style-name="P5"><text:span text:style-name="T3">Plantillas</text:span></text:p>
            </text:list-item>
          </text:list>
          <text:list text:style-name="L2">
            <text:list-header>
              <text:p text:style-name="P5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3.813cm" svg:height="1.191cm" svg:x="0.992cm" svg:y="17.859cm">
          <text:list text:style-name="L1">
            <text:list-header>
              <text:p text:style-name="P1"><text:span text:style-name="T4">Creado por Freddy Peñalver <text:s/>versión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32.773cm" svg:height="34.701cm" svg:x="-32.774cm" svg:y="-32.769cm" draw:page-number="1" presentation:class="page"/>
          <draw:frame presentation:style-name="pr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redeterminado" presentation:use-date-time-name="dtd1">
        <draw:custom-shape draw:style-name="gr1" draw:text-style-name="P2" draw:layer="layout" svg:width="23.813cm" svg:height="2.496cm" svg:x="0.992cm" svg:y="0.595cm">
          <text:list text:style-name="L1">
            <text:list-header>
              <text:p text:style-name="P1"><text:span text:style-name="T1">Framework Semill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6" draw:layer="layout" svg:width="23.614cm" svg:height="14.076cm" svg:x="0.992cm" svg:y="3.572cm">
          <text:list text:style-name="L2">
            <text:list-header>
              <text:p text:style-name="P3"><text:span text:style-name="T2">Introducción</text:span></text:p>
              <text:p text:style-name="P4"><text:span text:style-name="T2">Este documento esté orientado a desarrolladores que ya tienen experiencia con el lenguaje de programación PHP, significa que no vamos a cubrir temas realmente básicos como tipos de datos, variables, estructuras de control y similares. Debes saber acerca de estos tópicos para entender este documento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3.813cm" svg:height="1.191cm" svg:x="0.992cm" svg:y="17.859cm">
          <text:list text:style-name="L1">
            <text:list-header>
              <text:p text:style-name="P1"><text:span text:style-name="T4">Creado por Freddy Peñalver <text:s/>versión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32.773cm" svg:height="34.701cm" svg:x="-32.774cm" svg:y="-32.769cm" draw:page-number="2" presentation:class="page"/>
          <draw:frame presentation:style-name="pr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redeterminado" presentation:use-date-time-name="dtd1">
        <draw:custom-shape draw:style-name="gr1" draw:text-style-name="P2" draw:layer="layout" svg:width="23.813cm" svg:height="2.496cm" svg:x="0.992cm" svg:y="0.595cm">
          <text:list text:style-name="L1">
            <text:list-header>
              <text:p text:style-name="P1"><text:span text:style-name="T1">Framework Semill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7" draw:layer="layout" svg:width="23.614cm" svg:height="13.891cm" svg:x="0.992cm" svg:y="3.572cm">
          <text:list text:style-name="L2">
            <text:list-header>
              <text:p text:style-name="P4"><text:span text:style-name="T2">Librerías, Framework y plugin utilizados:</text:span></text:p>
            </text:list-header>
          </text:list>
          <text:list text:style-name="L3">
            <text:list-item>
              <text:p text:style-name="P4"><text:span text:style-name="T2">ADObd</text:span></text:p>
            </text:list-item>
            <text:list-item>
              <text:p text:style-name="P4"><text:span text:style-name="T2">JQuery</text:span></text:p>
            </text:list-item>
            <text:list-item>
              <text:p text:style-name="P4"><text:span text:style-name="T2">FPDF</text:span></text:p>
            </text:list-item>
            <text:list-item>
              <text:p text:style-name="P4"><text:span text:style-name="T2">Alphanumeric</text:span></text:p>
            </text:list-item>
            <text:list-item>
              <text:p text:style-name="P4"><text:span text:style-name="T2">Marketo</text:span></text:p>
            </text:list-item>
            <text:list-item>
              <text:p text:style-name="P4"><text:span text:style-name="T2">jquery.validat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32.773cm" svg:height="34.701cm" svg:x="-32.774cm" svg:y="-32.769cm" draw:page-number="3" presentation:class="page"/>
          <draw:frame presentation:style-name="pr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redeterminado" presentation:use-date-time-name="dtd1">
        <draw:custom-shape draw:style-name="gr1" draw:text-style-name="P2" draw:layer="layout" svg:width="23.813cm" svg:height="2.496cm" svg:x="0.992cm" svg:y="0.595cm">
          <text:list text:style-name="L1">
            <text:list-header>
              <text:p text:style-name="P1"><text:span text:style-name="T1">Framework Semill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6" draw:layer="layout" svg:width="23.614cm" svg:height="15.108cm" svg:x="0.992cm" svg:y="3.572cm">
          <text:list text:style-name="L2">
            <text:list-header>
              <text:p text:style-name="P3"><text:span text:style-name="T2">Estructura de carpetas</text:span></text:p>
            </text:list-header>
          </text:list>
          <text:list text:style-name="L3">
            <text:list-item>
              <text:p text:style-name="P5"><text:span text:style-name="T3">Controlador</text:span></text:p>
            </text:list-item>
            <text:list-item>
              <text:p text:style-name="P5"><text:span text:style-name="T3">Css</text:span></text:p>
            </text:list-item>
            <text:list-item>
              <text:p text:style-name="P5"><text:span text:style-name="T3">Documentación</text:span></text:p>
            </text:list-item>
            <text:list-item>
              <text:p text:style-name="P5"><text:span text:style-name="T3">Imágenes</text:span></text:p>
            </text:list-item>
            <text:list-item>
              <text:p text:style-name="P5"><text:span text:style-name="T3">Inc</text:span></text:p>
            </text:list-item>
            <text:list-item>
              <text:p text:style-name="P5"><text:span text:style-name="T3">Js</text:span></text:p>
            </text:list-item>
            <text:list-item>
              <text:p text:style-name="P5"><text:span text:style-name="T3">Log</text:span></text:p>
            </text:list-item>
            <text:list-item>
              <text:p text:style-name="P5"><text:span text:style-name="T3">Modelo</text:span></text:p>
            </text:list-item>
            <text:list-item>
              <text:p text:style-name="P5"><text:span text:style-name="T3">Prueba</text:span></text:p>
            </text:list-item>
            <text:list-item>
              <text:p text:style-name="P5"><text:span text:style-name="T3">Vista</text:span></text:p>
            </text:list-item>
          </text:list>
          <text:list text:style-name="L2">
            <text:list-header>
              <text:p text:style-name="P5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32.773cm" svg:height="34.701cm" svg:x="-32.774cm" svg:y="-32.769cm" draw:page-number="4" presentation:class="page"/>
          <draw:frame presentation:style-name="pr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redeterminado" presentation:use-date-time-name="dtd1">
        <draw:custom-shape draw:style-name="gr1" draw:text-style-name="P2" draw:layer="layout" svg:width="23.813cm" svg:height="2.496cm" svg:x="0.992cm" svg:y="0.595cm">
          <text:list text:style-name="L1">
            <text:list-header>
              <text:p text:style-name="P1"><text:span text:style-name="T1">Framework Semill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6" draw:layer="layout" svg:width="24.5cm" svg:height="21.797cm" svg:x="0.5cm" svg:y="3.572cm">
          <text:list text:style-name="L2">
            <text:list-header>
              <text:p text:style-name="P3"><text:span text:style-name="T2">Estructura de carpetas</text:span></text:p>
            </text:list-header>
          </text:list>
          <text:list text:style-name="L3">
            <text:list-item>
              <text:p text:style-name="P5"><text:span text:style-name="T5">Controlador</text:span><text:span text:style-name="T6">: es la carpeta que contiene la lógica del negocio, según la solicitud del usuario realizara sobre el modelo una determinada acción en la base de datos</text:span></text:p>
            </text:list-item>
            <text:list-item>
              <text:p text:style-name="P5"><text:span text:style-name="T5">Css</text:span><text:span text:style-name="T6">: es la carpeta que contendrá las hojas de estilo del sistema</text:span></text:p>
            </text:list-item>
            <text:list-item>
              <text:p text:style-name="P5"><text:span text:style-name="T5">Documentación</text:span><text:span text:style-name="T6">: carpeta que contendrá toda la documentación del sistema, tanto técnica como para el usuario final</text:span></text:p>
            </text:list-item>
            <text:list-item>
              <text:p text:style-name="P5"><text:span text:style-name="T5">Imágenes</text:span><text:span text:style-name="T6">: carpeta que contendrá todas las imágenes del sistema</text:span></text:p>
            </text:list-item>
            <text:list-item>
              <text:p text:style-name="P5"><text:span text:style-name="T5">Inc</text:span><text:span text:style-name="T6">: carpeta importante ya que contendrá la configuración del sistema, con los archivos </text:span><text:span text:style-name="T7">config.sistema,</text:span><text:span text:style-name="T6"> </text:span><text:span text:style-name="T7">head y controlador_frontal</text:span></text:p>
            </text:list-item>
          </text:list>
          <text:list text:style-name="L2">
            <text:list-header>
              <text:p text:style-name="P5"><text:span text:style-name="T6"/></text:p>
              <text:p text:style-name="P5"><text:span text:style-name="T3"/></text:p>
              <text:p text:style-name="P5"><text:span text:style-name="T3"/></text:p>
              <text:p text:style-name="P5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32.773cm" svg:height="34.701cm" svg:x="-32.774cm" svg:y="-32.769cm" draw:page-number="5" presentation:class="page"/>
          <draw:frame presentation:style-name="pr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redeterminado" presentation:use-date-time-name="dtd1">
        <draw:custom-shape draw:style-name="gr1" draw:text-style-name="P2" draw:layer="layout" svg:width="23.813cm" svg:height="2.496cm" svg:x="0.992cm" svg:y="0.595cm">
          <text:list text:style-name="L1">
            <text:list-header>
              <text:p text:style-name="P1"><text:span text:style-name="T1">Framework Semill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6" draw:layer="layout" svg:width="24.106cm" svg:height="19.553cm" svg:x="0.5cm" svg:y="3.572cm">
          <text:list text:style-name="L2">
            <text:list-header>
              <text:p text:style-name="P3"><text:span text:style-name="T2">Estructura de carpetas</text:span></text:p>
            </text:list-header>
          </text:list>
          <text:list text:style-name="L3">
            <text:list-item>
              <text:p text:style-name="P5"><text:span text:style-name="T8">Js</text:span><text:span text:style-name="T9">: carpeta que contendrá todos los archivos de Java Script, los frameword y plugin a ser utilizados en el sistema</text:span></text:p>
            </text:list-item>
            <text:list-item>
              <text:p text:style-name="P5"><text:span text:style-name="T8">Log</text:span><text:span text:style-name="T9">: esta carpeta es el log del sistema generado por ADObd según se genere un problema con la base de datos</text:span></text:p>
            </text:list-item>
            <text:list-item>
              <text:p text:style-name="P5"><text:span text:style-name="T8">Modelo</text:span><text:span text:style-name="T9">: es la carpeta que contendrá todas las clases de sistema y las librerías escritas en php a ser implementadas</text:span></text:p>
            </text:list-item>
            <text:list-item>
              <text:p text:style-name="P5"><text:span text:style-name="T8">Prueba</text:span><text:span text:style-name="T9">: es para realizar cualquier prueba de componentes, objetos, etc.</text:span></text:p>
            </text:list-item>
            <text:list-item>
              <text:p text:style-name="P5"><text:span text:style-name="T8">Vista:</text:span><text:span text:style-name="T9"> Es la carpeta que contendrá los formularios y vistas de cada tabla de la base de datos</text:span></text:p>
            </text:list-item>
          </text:list>
          <text:list text:style-name="L2">
            <text:list-header>
              <text:p text:style-name="P5"><text:span text:style-name="T6"/></text:p>
              <text:p text:style-name="P5"><text:span text:style-name="T6"/></text:p>
              <text:p text:style-name="P5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32.773cm" svg:height="34.701cm" svg:x="-32.774cm" svg:y="-32.769cm" draw:page-number="6" presentation:class="page"/>
          <draw:frame presentation:style-name="pr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redeterminado" presentation:use-date-time-name="dtd1">
        <draw:custom-shape draw:style-name="gr10" draw:text-style-name="P9" draw:layer="layout" svg:width="22.86cm" svg:height="12.572cm" svg:x="1.27cm" svg:y="4.445cm">
          <text:list text:style-name="L1">
            <text:list-header>
              <text:p text:style-name="P8"><text:span text:style-name="T10">Esquema de Funcionamien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0.595cm" svg:height="8.533cm" svg:x="2.5cm" svg:y="6.467cm">
          <text:list text:style-name="L4">
            <text:list-header>
              <text:p text:style-name="P1"><text:span text:style-name="T11">Vista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4.763cm" svg:height="3.175cm" svg:x="9.128cm" svg:y="6.548cm">
          <text:list text:style-name="L4">
            <text:list-header>
              <text:p text:style-name="P1"><text:span text:style-name="T11">Controlado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3.175cm" svg:height="4.763cm" svg:x="14.684cm" svg:y="6.548cm">
          <text:list text:style-name="L4">
            <text:list-header>
              <text:p text:style-name="P1"><text:span text:style-name="T11">Modelo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" draw:id="id1" draw:layer="layout" svg:width="3.175cm" svg:height="2.183cm" svg:x="14.684cm" svg:y="12.898cm">
          <text:list text:style-name="L4">
            <text:list-header>
              <text:p text:style-name="P1"><text:span text:style-name="T11">ADObd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xml:id="id2" draw:id="id2" draw:layer="layout" svg:width="2.778cm" svg:height="8.334cm" svg:x="19.447cm" svg:y="6.747cm">
          <text:list text:style-name="L4">
            <text:list-header>
              <text:p text:style-name="P1"><text:span text:style-name="T11">Base de dato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0" draw:layer="layout" draw:type="line" svg:x1="3.372cm" svg:y1="6.944cm" svg:x2="4.171cm" svg:y2="6.949cm" svg:d="m3372 6944 799 5">
          <text:p/>
        </draw:connector>
        <draw:connector draw:style-name="gr16" draw:text-style-name="P10" draw:layer="layout" draw:type="line" svg:x1="8.136cm" svg:y1="6.747cm" svg:x2="9.128cm" svg:y2="6.752cm" svg:d="m8136 6747 992 5">
          <text:p/>
        </draw:connector>
        <draw:connector draw:style-name="gr16" draw:text-style-name="P10" draw:layer="layout" draw:type="line" svg:x1="13.89cm" svg:y1="6.949cm" svg:x2="14.684cm" svg:y2="6.944cm" svg:d="m13890 6949 794-5">
          <text:p/>
        </draw:connector>
        <draw:connector draw:style-name="gr16" draw:text-style-name="P10" draw:layer="layout" draw:type="line" svg:x1="16.271cm" svg:y1="11.311cm" svg:x2="16.271cm" svg:y2="12.898cm" draw:end-shape="id1" draw:end-glue-point="0" svg:d="m16271 11311v1587">
          <text:p/>
        </draw:connector>
        <draw:connector draw:style-name="gr16" draw:text-style-name="P10" draw:layer="layout" draw:type="line" svg:x1="17.859cm" svg:y1="13.989cm" svg:x2="19.19cm" svg:y2="14.051cm" draw:start-shape="id1" svg:d="m17859 13989 1331 62">
          <text:p/>
        </draw:connector>
        <draw:connector draw:style-name="gr17" draw:text-style-name="P10" draw:layer="layout" svg:x1="20.836cm" svg:y1="15.081cm" svg:x2="16.271cm" svg:y2="15.081cm" draw:start-shape="id2" draw:start-glue-point="2" draw:end-shape="id1" draw:end-glue-point="2" svg:d="m20836 15081v667h-4565v-667">
          <text:p/>
        </draw:connector>
        <draw:connector draw:style-name="gr18" draw:text-style-name="P10" draw:layer="layout" draw:type="line" svg:x1="15.449cm" svg:y1="12.651cm" svg:x2="15.478cm" svg:y2="11.314cm" svg:d="m15449 12651 29-1337">
          <text:p/>
        </draw:connector>
        <draw:connector draw:style-name="gr19" draw:text-style-name="P10" draw:layer="layout" draw:type="line" svg:x1="14.5cm" svg:y1="8.505cm" svg:x2="13.705cm" svg:y2="8.5cm" svg:d="m14500 8505-795-5">
          <text:p/>
        </draw:connector>
        <draw:connector draw:style-name="gr20" draw:text-style-name="P10" draw:layer="layout" draw:type="line" svg:x1="8.84cm" svg:y1="8.735cm" svg:x2="7.848cm" svg:y2="8.73cm" svg:d="m8840 8735-992-5">
          <text:p/>
        </draw:connector>
        <draw:connector draw:style-name="gr21" draw:text-style-name="P10" draw:layer="layout" draw:type="line" svg:x1="4cm" svg:y1="9cm" svg:x2="3.206cm" svg:y2="8.995cm" svg:d="m4000 9000-794-5">
          <text:p/>
        </draw:connector>
        <draw:custom-shape draw:style-name="gr3" draw:text-style-name="P2" draw:layer="layout" svg:width="23.813cm" svg:height="2.496cm" svg:x="0.992cm" svg:y="0.595cm">
          <text:list text:style-name="L1">
            <text:list-header>
              <text:p text:style-name="P1"><text:span text:style-name="T12">Framework Semill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3.813cm" svg:height="1.191cm" svg:x="0.992cm" svg:y="17.859cm">
          <text:list text:style-name="L1">
            <text:list-header>
              <text:p text:style-name="P1"><text:span text:style-name="T4">Creado por Freddy Peñalver <text:s/>versión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2" draw:layer="layout" svg:width="3.969cm" svg:height="3.571cm" svg:x="4.031cm" svg:y="6.429cm">
          <text:list text:style-name="L4">
            <text:list-header>
              <text:p text:style-name="P1"><text:span text:style-name="T11">JQuery con el plugin Valídat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32.773cm" svg:height="34.701cm" svg:x="-32.774cm" svg:y="-32.769cm" draw:page-number="7" presentation:class="page"/>
          <draw:frame presentation:style-name="pr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redeterminado" presentation:use-date-time-name="dtd1">
        <draw:custom-shape draw:style-name="gr23" draw:text-style-name="P11" draw:layer="layout" svg:width="22.5cm" svg:height="6cm" svg:x="1.5cm" svg:y="10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1.947cm" svg:height="12.572cm" svg:x="2.183cm" svg:y="4.445cm">
          <text:list text:style-name="L1">
            <text:list-header>
              <text:p text:style-name="P8"><text:span text:style-name="T10">Acoplamiento</text:span></text:p>
              <text:p text:style-name="P12"><text:span text:style-name="T13">La estructura de la carpeta es vista/nombre de tabla/formulario.php</text:span></text:p>
              <text:p text:style-name="P12"><text:span text:style-name="T13">ejemplo: vista/tbl_usuarios/formulario.php</text:span></text:p>
              <text:p text:style-name="P12"><text:span text:style-name="T13">El archivo formulario.php</text:span></text:p>
              <text:p text:style-name="P12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" draw:layer="layout" svg:width="0.595cm" svg:height="8.533cm" svg:x="0.891cm" svg:y="0.551cm">
          <text:list text:style-name="L4">
            <text:list-header>
              <text:p text:style-name="P1"><text:span text:style-name="T11">Vista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3.813cm" svg:height="2.496cm" svg:x="0.992cm" svg:y="0.595cm">
          <text:list text:style-name="L1">
            <text:list-header>
              <text:p text:style-name="P1"><text:span text:style-name="T12">Framework Semill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3.813cm" svg:height="1.191cm" svg:x="0.992cm" svg:y="17.859cm">
          <text:list text:style-name="L1">
            <text:list-header>
              <text:p text:style-name="P1"><text:span text:style-name="T4">Creado por Freddy Peñalver <text:s/>versión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" draw:layer="layout" svg:width="19.5cm" svg:height="0.992cm" svg:x="3.5cm" svg:y="10.914cm">
          <text:list text:style-name="L4">
            <text:list-header>
              <text:p text:style-name="P1"><text:span text:style-name="T11">Código inherente al archivo “dependencia”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draw:layer="layout" svg:width="19.5cm" svg:height="0.992cm" svg:x="3.531cm" svg:y="12.343cm">
          <text:list text:style-name="L4">
            <text:list-header>
              <text:p text:style-name="P1"><text:span text:style-name="T11">Head del sistema de la carpeta /inc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7.769cm" svg:height="0.993cm" svg:x="8.731cm" svg:y="13.5cm">
          <text:list text:style-name="L4">
            <text:list-header>
              <text:p text:style-name="P1"><text:span text:style-name="T11">Body, <text:s/>Formulario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5cm" svg:height="0.993cm" svg:x="3.5cm" svg:y="13.5cm">
          <text:list text:style-name="L4">
            <text:list-header>
              <text:p text:style-name="P1"><text:span text:style-name="T11">Menu 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draw:layer="layout" svg:width="6cm" svg:height="0.993cm" svg:x="17cm" svg:y="13.5cm">
          <text:list text:style-name="L4">
            <text:list-header>
              <text:p text:style-name="P1"><text:span text:style-name="T11">archivo j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draw:layer="layout" svg:width="19.5cm" svg:height="0.992cm" svg:x="3.5cm" svg:y="15.008cm">
          <text:list text:style-name="L4">
            <text:list-header>
              <text:p text:style-name="P1"><text:span text:style-name="T11">Head del sistema de la carpeta /inc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32.773cm" svg:height="34.701cm" svg:x="-32.774cm" svg:y="-32.769cm" draw:page-number="8" presentation:class="page"/>
          <draw:frame presentation:style-name="pr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redeterminado" presentation:use-date-time-name="dtd1">
        <draw:custom-shape draw:style-name="gr23" draw:text-style-name="P11" draw:layer="layout" svg:width="21.5cm" svg:height="9.199cm" svg:x="2.5cm" svg:y="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1.947cm" svg:height="14.336cm" svg:x="1.936cm" svg:y="2.888cm">
          <text:list text:style-name="L1">
            <text:list-header>
              <text:p text:style-name="P8"><text:span text:style-name="T10">Acoplamiento</text:span></text:p>
              <text:p text:style-name="P12"><text:span text:style-name="T13">La estructura de la carpeta es js/validaciones/nombre de tabla.js</text:span></text:p>
              <text:p text:style-name="P12"><text:span text:style-name="T13">ejemplo: js/validaciones/tbl_usuario.js</text:span></text:p>
              <text:p text:style-name="P12"><text:span text:style-name="T13">El archivo tbl_usuario.js</text:span></text:p>
              <text:p text:style-name="P12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3.813cm" svg:height="2.496cm" svg:x="0.992cm" svg:y="0.595cm">
          <text:list text:style-name="L1">
            <text:list-header>
              <text:p text:style-name="P1"><text:span text:style-name="T12">Framework Semill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3.813cm" svg:height="1.191cm" svg:x="0.992cm" svg:y="17.859cm">
          <text:list text:style-name="L1">
            <text:list-header>
              <text:p text:style-name="P1"><text:span text:style-name="T4">Creado por Freddy Peñalver <text:s/>versión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2" draw:layer="layout" svg:width="20cm" svg:height="0.992cm" svg:x="3.5cm" svg:y="9.437cm">
          <text:list text:style-name="L4">
            <text:list-header>
              <text:p text:style-name="P1"><text:span text:style-name="T11">Función procesar datos retornado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20cm" svg:height="0.993cm" svg:x="3.5cm" svg:y="10.627cm">
          <text:list text:style-name="L4">
            <text:list-header>
              <text:p text:style-name="P1"><text:span text:style-name="T11">Función Restaurar formulario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20cm" svg:height="1.093cm" svg:x="3.5cm" svg:y="11.748cm">
          <text:list text:style-name="L4">
            <text:list-header>
              <text:p text:style-name="P1"><text:span text:style-name="T11">Reglas de Validación Plugin Validat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" draw:layer="layout" svg:width="20cm" svg:height="3.334cm" svg:x="3.5cm" svg:y="13.119cm">
          <text:list text:style-name="L4">
            <text:list-header>
              <text:p text:style-name="P1"><text:span text:style-name="T11">Función de envío de datos con plugin Validate</text:span></text:p>
              <text:p text:style-name="P1"><text:span text:style-name="T11">Valida si es eliminar, serializa los datos (función de Jquery) y posteriormente los envía, <text:s/>y el retorno es manejado por la función procesa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3.969cm" svg:height="3.572cm" svg:x="0.992cm" svg:y="0.688cm">
          <text:list text:style-name="L4">
            <text:list-header>
              <text:p text:style-name="P1"><text:span text:style-name="T11">JQuery con el plugin Valídat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20cm" svg:height="1.093cm" svg:x="3.5cm" svg:y="16.788cm">
          <text:list text:style-name="L4">
            <text:list-header>
              <text:p text:style-name="P1"><text:span text:style-name="T11">Otras funciones mediante Jquery 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32.773cm" svg:height="34.701cm" svg:x="-32.774cm" svg:y="-32.769cm" draw:page-number="9" presentation:class="page"/>
          <draw:frame presentation:style-name="pr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redeterminado" presentation:use-date-time-name="dtd1">
        <draw:custom-shape draw:style-name="gr37" draw:text-style-name="P2" draw:layer="layout" svg:width="3.969cm" svg:height="3.572cm" svg:x="0.71cm" svg:y="0.595cm">
          <text:list text:style-name="L4">
            <text:list-header>
              <text:p text:style-name="P1"><text:span text:style-name="T11">JQuery con el plugin Valídat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24.5cm" svg:height="14.336cm" svg:x="0.5cm" svg:y="2.805cm">
          <text:list text:style-name="L1">
            <text:list-header>
              <text:p text:style-name="P8"><text:span text:style-name="T10">Importancia</text:span></text:p>
              <text:p text:style-name="P12"><text:span text:style-name="T14">Lo mas importante de estos archivos es saber enviar los datos y recibirlos, con la atomicidad y rapidez de los formatos “JSON” o “JSONP”, según sea el caso, estos archivos son los que establecen la comunicación asincrónica, entre la Vista y el Controlador, pueden pre procesar información, antes del envío o posterior al recibirlos.</text:span></text:p>
              <text:p text:style-name="P12"><text:span text:style-name="T14"/></text:p>
              <text:p text:style-name="P12"><text:span text:style-name="T14">La curva de aprendizaje de esta librería es bastante rápida <text:s/>y la implementación de los plugin están bien documentadas, ya que es un framework de desarrollo, su documentación esta bien distribuida por internet y en caracas existen varias compañías que los dicta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3.813cm" svg:height="2.496cm" svg:x="0.992cm" svg:y="0.595cm">
          <text:list text:style-name="L1">
            <text:list-header>
              <text:p text:style-name="P1"><text:span text:style-name="T12">Framework Semill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32.773cm" svg:height="34.701cm" svg:x="-32.774cm" svg:y="-32.769cm" draw:page-number="10" presentation:class="page"/>
          <draw:frame presentation:style-name="pr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redeterminado" presentation:use-date-time-name="dtd1">
        <draw:custom-shape draw:style-name="gr23" draw:text-style-name="P11" draw:layer="layout" svg:width="17.848cm" svg:height="8.202cm" svg:x="6.152cm" svg:y="8.9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1.947cm" svg:height="14.336cm" svg:x="1.936cm" svg:y="2.888cm">
          <text:list text:style-name="L1">
            <text:list-header>
              <text:p text:style-name="P8"><text:span text:style-name="T10">Acoplamiento</text:span></text:p>
              <text:p text:style-name="P12"><text:span text:style-name="T13">La estructura de la carpeta: controlador/nombre de tabla.php</text:span></text:p>
              <text:p text:style-name="P12"><text:span text:style-name="T13">ejemplo: controlador/tbl_usuario.php</text:span></text:p>
              <text:p text:style-name="P12"><text:span text:style-name="T13">El archivo tbl_usuario.php</text:span></text:p>
              <text:p text:style-name="P12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3.813cm" svg:height="2.496cm" svg:x="0.992cm" svg:y="0.595cm">
          <text:list text:style-name="L1">
            <text:list-header>
              <text:p text:style-name="P1"><text:span text:style-name="T12">Framework Semill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3.813cm" svg:height="1.191cm" svg:x="0.992cm" svg:y="17.859cm">
          <text:list text:style-name="L1">
            <text:list-header>
              <text:p text:style-name="P1"><text:span text:style-name="T4">Creado por Freddy Peñalver <text:s/>versión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2" draw:layer="layout" svg:width="17.15cm" svg:height="0.992cm" svg:x="6.35cm" svg:y="9.437cm">
          <text:list text:style-name="L4">
            <text:list-header>
              <text:p text:style-name="P1"><text:span text:style-name="T11">Inicio de sesión, configuración y dependencia(s) 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17.075cm" svg:height="1.499cm" svg:x="6.425cm" svg:y="11.126cm">
          <text:list text:style-name="L4">
            <text:list-header>
              <text:p text:style-name="P1"><text:span text:style-name="T11">Instanciación del Objeto con los datos suministrados por el “js”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17.15cm" svg:height="3.334cm" svg:x="6.35cm" svg:y="13.119cm">
          <text:list text:style-name="L4">
            <text:list-header>
              <text:p text:style-name="P1"><text:span text:style-name="T11">Según sea la variable “accion”, ejecutara, insertar, buscar, eliminar, actualizar, otras definidas con la instancia de la clase y retornaran dato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4.762cm" svg:height="3.175cm" svg:x="0.3cm" svg:y="9.944cm">
          <text:list text:style-name="L4">
            <text:list-header>
              <text:p text:style-name="P1"><text:span text:style-name="T11">Controlado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32.773cm" svg:height="34.701cm" svg:x="-32.774cm" svg:y="-32.769cm" draw:page-number="11" presentation:class="page"/>
          <draw:frame presentation:style-name="pr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Predeterminado" presentation:use-date-time-name="dtd1">
        <draw:custom-shape draw:style-name="gr42" draw:text-style-name="P2" draw:layer="layout" svg:width="3.175cm" svg:height="4.28cm" svg:x="0.031cm" svg:y="0.22cm">
          <text:list text:style-name="L4">
            <text:list-header>
              <text:p text:style-name="P1"><text:span text:style-name="T11">Modelo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22.86cm" svg:height="12.572cm" svg:x="1.235cm" svg:y="3.091cm">
          <text:list text:style-name="L1">
            <text:list-header>
              <text:p text:style-name="P8"><text:span text:style-name="T10">Esquema de Funcionamiento</text:span></text:p>
              <text:p text:style-name="P8"><text:span text:style-name="T10">La creación de las clases es todo un conjunto de Métodos y Buenas Practicas de Programación:</text:span></text:p>
            </text:list-header>
          </text:list>
          <text:list text:style-name="L5">
            <text:list-item text:start-value="1">
              <text:p text:style-name="P13"><text:span text:style-name="T10">Herencia de Clases</text:span></text:p>
            </text:list-item>
            <text:list-item>
              <text:p text:style-name="P13"><text:span text:style-name="T10">Clases Abtractas</text:span></text:p>
            </text:list-item>
            <text:list-item>
              <text:p text:style-name="P13"><text:span text:style-name="T10">Patrón de Diseño Singleton en Clases Main y BD</text:span></text:p>
            </text:list-item>
            <text:list-item>
              <text:p text:style-name="P13"><text:span text:style-name="T10">ORM (Objetos Relacional Mateado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3.813cm" svg:height="2.496cm" svg:x="0.992cm" svg:y="0.595cm">
          <text:list text:style-name="L1">
            <text:list-header>
              <text:p text:style-name="P1"><text:span text:style-name="T12">Framework Semill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3.813cm" svg:height="1.191cm" svg:x="0.992cm" svg:y="17.859cm">
          <text:list text:style-name="L1">
            <text:list-header>
              <text:p text:style-name="P1"><text:span text:style-name="T4">Creado por Freddy Peñalver <text:s/>versión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32.773cm" svg:height="34.701cm" svg:x="-32.774cm" svg:y="-32.769cm" draw:page-number="12" presentation:class="page"/>
          <draw:frame presentation:style-name="pr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Predeterminado" presentation:use-date-time-name="dtd1">
        <draw:custom-shape draw:style-name="gr43" draw:text-style-name="P2" draw:layer="layout" svg:width="3.175cm" svg:height="2.78cm" svg:x="0.031cm" svg:y="0.22cm">
          <text:list text:style-name="L4">
            <text:list-header>
              <text:p text:style-name="P1"><text:span text:style-name="T11">Modelo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5" draw:layer="layout" svg:width="22.86cm" svg:height="12.572cm" svg:x="1.235cm" svg:y="3.091cm">
          <text:list text:style-name="L6">
            <text:list-item text:start-value="1">
              <text:p text:style-name="P14"><text:span text:style-name="T10">Definición de Objeto SQL</text:span></text:p>
            </text:list-item>
            <text:list-item>
              <text:p text:style-name="P14"><text:span text:style-name="T10">Implementación de Métodos Mágicos del lenguaje PHP </text:span></text:p>
            </text:list-item>
            <text:list-item>
              <text:p text:style-name="P14"><text:span text:style-name="T10">Funciones de insertar, actualizar con Librería ADOdb directamente</text:span></text:p>
            </text:list-item>
            <text:list-item>
              <text:p text:style-name="P14"><text:span text:style-name="T10">Mayor Abstracción de SQL dentro de la clas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3.813cm" svg:height="2.496cm" svg:x="0.992cm" svg:y="0.595cm">
          <text:list text:style-name="L1">
            <text:list-header>
              <text:p text:style-name="P1"><text:span text:style-name="T12">Framework Semill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3.813cm" svg:height="1.191cm" svg:x="0.992cm" svg:y="17.859cm">
          <text:list text:style-name="L1">
            <text:list-header>
              <text:p text:style-name="P1"><text:span text:style-name="T4">Creado por Freddy Peñalver <text:s/>versión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32.773cm" svg:height="34.701cm" svg:x="-32.774cm" svg:y="-32.769cm" draw:page-number="13" presentation:class="page"/>
          <draw:frame presentation:style-name="pr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Predeterminado" presentation:use-date-time-name="dtd1">
        <draw:custom-shape draw:style-name="gr45" draw:text-style-name="P2" draw:layer="layout" svg:width="3.175cm" svg:height="4.763cm" svg:x="0.031cm" svg:y="0.22cm">
          <text:list text:style-name="L4">
            <text:list-header>
              <text:p text:style-name="P1"><text:span text:style-name="T11">Modelo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7" draw:layer="layout" svg:width="22.86cm" svg:height="14.036cm" svg:x="1.235cm" svg:y="3.091cm">
          <text:list text:style-name="L6">
            <text:list-item text:start-value="1">
              <text:p text:style-name="P16"><text:span text:style-name="T15">Herencia de Clases: existe una clase denominada class_general.php es donde están los Métodos y Atributos para todos los objetos de uso general</text:span></text:p>
            </text:list-item>
          </text:list>
          <text:p text:style-name="P16"><text:span text:style-name="T15">Clases Abtractas para la implementación del Patrón de diseño Singleton <text:s/></text:span></text:p>
          <text:p text:style-name="P16"><text:span text:style-name="T15">Patrón de Diseño Singleton en Clases Main y BD: ya que todos los objetos al ser construidos implementaran la misma instancia de inicio y base de datos, para no crear una conexión por cada objeto, permitiendo crear log de BD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3.813cm" svg:height="2.496cm" svg:x="0.992cm" svg:y="0.595cm">
          <text:list text:style-name="L1">
            <text:list-header>
              <text:p text:style-name="P1"><text:span text:style-name="T12">Framework Semill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32.773cm" svg:height="34.701cm" svg:x="-32.774cm" svg:y="-32.769cm" draw:page-number="14" presentation:class="page"/>
          <draw:frame presentation:style-name="pr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Predeterminado" presentation:use-date-time-name="dtd1">
        <draw:custom-shape draw:style-name="gr47" draw:text-style-name="P2" draw:layer="layout" svg:width="3.175cm" svg:height="4.763cm" svg:x="0.031cm" svg:y="0.22cm">
          <text:list text:style-name="L4">
            <text:list-header>
              <text:p text:style-name="P1"><text:span text:style-name="T11">Modelo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0" draw:layer="layout" svg:width="22.86cm" svg:height="14.768cm" svg:x="1.235cm" svg:y="2.756cm">
          <text:list text:style-name="L1">
            <text:list-header>
              <text:p text:style-name="P18"><text:span text:style-name="T16">4. ORM (Objetos Relacional Mateado): para otros escritores le denominan objetos persistentes con la base de datos, es simplemente llevar los atributos de la tabla de la base de datos a variables dentro de un array</text:span></text:p>
              <text:p text:style-name="P18"><text:span text:style-name="T16">5. Definición de Objeto SQL: Para mayor abstracción del lenguaje SQL se creo otra clase para definir los Atributos públicos</text:span></text:p>
              <text:p text:style-name="P19"><text:span text:style-name="T16">6.- Implementación de Métodos Mágicos del lenguaje PHP, esta para mi es una de las formas mas rápidas y flexible de integración de clases y la librería ADOdb,ya que permite definir que hacer cuando no exista un atributo o un método dentro de la clase</text:span></text:p>
              <text:p text:style-name="P19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3.813cm" svg:height="2.496cm" svg:x="0.992cm" svg:y="0.595cm">
          <text:list text:style-name="L1">
            <text:list-header>
              <text:p text:style-name="P1"><text:span text:style-name="T12">Framework Semill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32.773cm" svg:height="34.701cm" svg:x="-32.774cm" svg:y="-32.769cm" draw:page-number="15" presentation:class="page"/>
          <draw:frame presentation:style-name="pr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Predeterminado" presentation:use-date-time-name="dtd1">
        <draw:custom-shape draw:style-name="gr48" draw:text-style-name="P2" draw:layer="layout" svg:width="3.175cm" svg:height="2.78cm" svg:x="0.031cm" svg:y="0.22cm">
          <text:list text:style-name="L4">
            <text:list-header>
              <text:p text:style-name="P1"><text:span text:style-name="T11">Modelo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0" draw:layer="layout" svg:width="22.86cm" svg:height="14.768cm" svg:x="1.235cm" svg:y="2.756cm">
          <text:list text:style-name="L1">
            <text:list-header>
              <text:p text:style-name="P18"><text:span text:style-name="T15">7. </text:span><text:span text:style-name="T17">Funciones de insertar, actualizar con Librería ADOdb directamente: esta librería permite hacer los SQL de una forma automática y permite escalar la aplicación a solo su utilización logrando la mayor abstracción de la Base de Datos</text:span></text:p>
              <text:p text:style-name="P19"><text:span text:style-name="T17">8. Mayor Abstracción de SQL dentro de la clase: con esto solo deja escribir los SQL necesarios dentro de clase casi dejando a solo al método listar</text:span></text:p>
              <text:p text:style-name="P19"><text:span text:style-name="T17"/></text:p>
              <text:p text:style-name="P13"><text:span text:style-name="T10"/></text:p>
              <text:p text:style-name="P13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3.813cm" svg:height="2.496cm" svg:x="0.992cm" svg:y="0.595cm">
          <text:list text:style-name="L1">
            <text:list-header>
              <text:p text:style-name="P1"><text:span text:style-name="T12">Framework Semill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3.813cm" svg:height="1.191cm" svg:x="0.992cm" svg:y="17.859cm">
          <text:list text:style-name="L1">
            <text:list-header>
              <text:p text:style-name="P1"><text:span text:style-name="T4">Creado por Freddy Peñalver <text:s/>versión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32.773cm" svg:height="34.701cm" svg:x="-32.774cm" svg:y="-32.769cm" draw:page-number="16" presentation:class="page"/>
          <draw:frame presentation:style-name="pr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Predeterminado" presentation:use-date-time-name="dtd1">
        <draw:custom-shape draw:style-name="gr23" draw:text-style-name="P11" draw:layer="layout" svg:width="23.5cm" svg:height="9.199cm" svg:x="1cm" svg:y="8.9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1.947cm" svg:height="14.336cm" svg:x="1.936cm" svg:y="2.888cm">
          <text:list text:style-name="L1">
            <text:list-header>
              <text:p text:style-name="P8"><text:span text:style-name="T10">Acoplamiento</text:span></text:p>
              <text:p text:style-name="P12"><text:span text:style-name="T13">La estructura de la carpeta es modelo/class_nombre_de_tabla.js</text:span></text:p>
              <text:p text:style-name="P12"><text:span text:style-name="T13">ejemplo: modelo/class_tbl_usuarios.php</text:span></text:p>
              <text:p text:style-name="P12"><text:span text:style-name="T13">El archivo tbl_usuario.php</text:span></text:p>
              <text:p text:style-name="P12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3.813cm" svg:height="2.496cm" svg:x="0.992cm" svg:y="0.595cm">
          <text:list text:style-name="L1">
            <text:list-header>
              <text:p text:style-name="P1"><text:span text:style-name="T12">Framework Semill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3.813cm" svg:height="1.191cm" svg:x="0.992cm" svg:y="17.859cm">
          <text:list text:style-name="L1">
            <text:list-header>
              <text:p text:style-name="P1"><text:span text:style-name="T4">Creado por Freddy Peñalver <text:s/>versión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2" draw:layer="layout" svg:width="13.097cm" svg:height="0.992cm" svg:x="6.35cm" svg:y="9.437cm">
          <text:list text:style-name="L4">
            <text:list-header>
              <text:p text:style-name="P1"><text:span text:style-name="T11">Star session 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" draw:layer="layout" svg:width="13.097cm" svg:height="0.993cm" svg:x="6.35cm" svg:y="10.627cm">
          <text:list text:style-name="L4">
            <text:list-header>
              <text:p text:style-name="P1"><text:span text:style-name="T11">Clase heredada de la general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" draw:layer="layout" svg:width="13.221cm" svg:height="1.093cm" svg:x="6.288cm" svg:y="11.748cm">
          <text:list text:style-name="L4">
            <text:list-header>
              <text:p text:style-name="P1"><text:span text:style-name="T11">Atributos Públicos y privados 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2" draw:layer="layout" svg:width="22.684cm" svg:height="4.74cm" svg:x="1.618cm" svg:y="13.119cm">
          <text:list text:style-name="L4">
            <text:list-header>
              <text:p text:style-name="P21"><text:span text:style-name="T11">Métodos Mágicos : __construct, __set, __get, __call</text:span></text:p>
              <text:p text:style-name="P21"><text:span text:style-name="T11">Métodos Públicos: <text:s/>insertar(), actualizar(), eliminar(), listar(), limit(), buscar(), ver_opciones_nombre_tabla(), valor_campo(), otras definidos según necesidades</text:span></text:p>
              <text:p text:style-name="P21"><text:span text:style-name="T11">En todos los métodos se implementa la librería <text:s/>ADObd y el manejo de excepciones (try / catch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" draw:layer="layout" svg:width="3.175cm" svg:height="3.28cm" svg:x="0.031cm" svg:y="0.22cm">
          <text:list text:style-name="L4">
            <text:list-header>
              <text:p text:style-name="P1"><text:span text:style-name="T11">Modelo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32.773cm" svg:height="34.701cm" svg:x="-32.774cm" svg:y="-32.769cm" draw:page-number="17" presentation:class="page"/>
          <draw:frame presentation:style-name="pr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Predeterminado" presentation:use-date-time-name="dtd1">
        <draw:custom-shape draw:style-name="gr10" draw:text-style-name="P9" draw:layer="layout" svg:width="22.86cm" svg:height="1.632cm" svg:x="1.27cm" svg:y="3.091cm">
          <text:list text:style-name="L1">
            <text:list-header>
              <text:p text:style-name="P8"><text:span text:style-name="T10">Esquema de Funcionamien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2" xml:id="id3" draw:id="id3" draw:layer="layout" svg:width="7.002cm" svg:height="1.138cm" svg:x="0.498cm" svg:y="5.843cm">
          <text:list text:style-name="L1">
            <text:list-header>
              <text:p text:style-name="P1"><text:span text:style-name="T18">config.modelo.php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" xml:id="id7" draw:id="id7" draw:layer="layout" svg:width="3.175cm" svg:height="2.183cm" svg:x="17.961cm" svg:y="9.075cm">
          <text:list text:style-name="L1">
            <text:list-header>
              <text:p text:style-name="P1"><text:span text:style-name="T18">ADObd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" xml:id="id10" draw:id="id10" draw:layer="layout" svg:width="2.778cm" svg:height="2.791cm" svg:x="21.096cm" svg:y="5.089cm">
          <text:list text:style-name="L4">
            <text:list-header>
              <text:p text:style-name="P1"><text:span text:style-name="T11">Base de dato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3.813cm" svg:height="2.496cm" svg:x="0.992cm" svg:y="0.595cm">
          <text:list text:style-name="L1">
            <text:list-header>
              <text:p text:style-name="P1"><text:span text:style-name="T12">Framework Semill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3.813cm" svg:height="1.191cm" svg:x="0.992cm" svg:y="17.859cm">
          <text:list text:style-name="L1">
            <text:list-header>
              <text:p text:style-name="P1"><text:span text:style-name="T4">Creado por Freddy Peñalver <text:s/>versión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2" draw:layer="layout" svg:width="3.175cm" svg:height="4.763cm" svg:x="0.031cm" svg:y="0.22cm">
          <text:list text:style-name="L4">
            <text:list-header>
              <text:p text:style-name="P1"><text:span text:style-name="T11">Modelo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" xml:id="id4" draw:id="id4" draw:layer="layout" svg:width="5.134cm" svg:height="1.142cm" svg:x="6.866cm" svg:y="8.127cm">
          <text:list text:style-name="L1">
            <text:list-header>
              <text:p text:style-name="P1"><text:span text:style-name="T18">main.inc.php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" xml:id="id6" draw:id="id6" draw:layer="layout" svg:width="6.398cm" svg:height="1.138cm" svg:x="8.102cm" svg:y="5.862cm">
          <text:list text:style-name="L1">
            <text:list-header>
              <text:p text:style-name="P1"><text:span text:style-name="T18">config.db.inc.php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" xml:id="id8" draw:id="id8" draw:layer="layout" svg:width="6.726cm" svg:height="1.138cm" svg:x="1.274cm" svg:y="11.355cm">
          <text:list text:style-name="L4">
            <text:list-header>
              <text:p text:style-name="P1"><text:span text:style-name="T11">Class_genral.php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" xml:id="id5" draw:id="id5" draw:layer="layout" svg:width="4cm" svg:height="1.142cm" svg:x="11cm" svg:y="9.858cm">
          <text:list text:style-name="L1">
            <text:list-header>
              <text:p text:style-name="P1"><text:span text:style-name="T18">db2.php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" xml:id="id9" draw:id="id9" draw:layer="layout" svg:width="8.5cm" svg:height="1.137cm" svg:x="0.5cm" svg:y="13.397cm">
          <text:list text:style-name="L4">
            <text:list-header>
              <text:p text:style-name="P1"><text:span text:style-name="T11">class_nombre_tabla.php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10" draw:layer="layout" svg:x1="3.999cm" svg:y1="6.981cm" svg:x2="6.866cm" svg:y2="8.698cm" draw:start-shape="id3" draw:start-glue-point="2" draw:end-shape="id4" draw:end-glue-point="3" svg:d="m3999 6981v1717h2867">
          <text:p/>
        </draw:connector>
        <draw:connector draw:style-name="gr60" draw:text-style-name="P10" draw:layer="layout" svg:x1="3.999cm" svg:y1="6.981cm" svg:x2="11cm" svg:y2="10.429cm" draw:start-shape="id3" draw:start-glue-point="2" draw:end-shape="id5" draw:end-glue-point="3" svg:d="m3999 6981v3448h7001">
          <text:p/>
        </draw:connector>
        <draw:connector draw:style-name="gr61" draw:text-style-name="P10" draw:layer="layout" svg:x1="11.301cm" svg:y1="7cm" svg:x2="9.433cm" svg:y2="8.127cm" draw:start-shape="id6" draw:start-glue-point="2" draw:end-shape="id4" draw:end-glue-point="0" svg:d="m11301 7000v592h-1868v535">
          <text:p/>
        </draw:connector>
        <draw:connector draw:style-name="gr62" draw:text-style-name="P10" draw:layer="layout" svg:x1="17.961cm" svg:y1="10.166cm" svg:x2="15cm" svg:y2="10.429cm" draw:start-shape="id7" draw:start-glue-point="3" draw:end-shape="id5" draw:end-glue-point="1" svg:d="m17961 10166h-1330v263h-1631">
          <text:p/>
        </draw:connector>
        <draw:connector draw:style-name="gr63" draw:text-style-name="P10" draw:layer="layout" svg:x1="4.637cm" svg:y1="12.493cm" svg:x2="4.75cm" svg:y2="13.397cm" draw:start-shape="id8" draw:start-glue-point="2" draw:end-shape="id9" draw:end-glue-point="0" svg:d="m4637 12493v452h113v452">
          <text:p/>
        </draw:connector>
        <draw:connector draw:style-name="gr64" draw:text-style-name="P10" draw:layer="layout" svg:x1="21.136cm" svg:y1="10.166cm" svg:x2="22.485cm" svg:y2="7.88cm" draw:start-shape="id7" draw:start-glue-point="1" draw:end-shape="id10" draw:end-glue-point="2" svg:d="m21136 10166h1349v-2286">
          <text:p/>
        </draw:connector>
        <draw:custom-shape draw:style-name="gr54" draw:text-style-name="P2" xml:id="id11" draw:id="id11" draw:layer="layout" svg:width="4.365cm" svg:height="1.137cm" svg:x="4.141cm" svg:y="15.602cm">
          <text:list text:style-name="L1">
            <text:list-header>
              <text:p text:style-name="P1"><text:span text:style-name="T18">__construc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10" draw:layer="layout" svg:x1="13cm" svg:y1="11cm" svg:x2="8.506cm" svg:y2="16.17cm" draw:start-shape="id5" draw:start-glue-point="2" draw:end-shape="id11" draw:end-glue-point="1" svg:d="m13000 11000v5170h-4494">
          <text:p/>
        </draw:connector>
        <draw:connector draw:style-name="gr66" draw:text-style-name="P10" draw:layer="layout" draw:line-skew="2.537cm" svg:x1="9.433cm" svg:y1="9.269cm" svg:x2="6.323cm" svg:y2="15.602cm" draw:start-shape="id4" draw:start-glue-point="2" draw:end-shape="id11" draw:end-glue-point="0" svg:d="m9433 9269v5731h-3110v602">
          <text:p/>
        </draw:connector>
        <draw:custom-shape draw:style-name="gr67" draw:text-style-name="P2" xml:id="id12" draw:id="id12" draw:layer="layout" svg:width="5.819cm" svg:height="1.138cm" svg:x="13.181cm" svg:y="11.355cm">
          <text:list text:style-name="L4">
            <text:list-header>
              <text:p text:style-name="P1"><text:span text:style-name="T11">motor_sql.php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8" draw:text-style-name="P10" draw:layer="layout" svg:x1="16.09cm" svg:y1="12.493cm" svg:x2="6.323cm" svg:y2="16.739cm" draw:start-shape="id12" draw:start-glue-point="2" draw:end-shape="id11" draw:end-glue-point="2" svg:d="m16090 12493v4944h-9767v-698">
          <text:p/>
        </draw:connector>
        <draw:custom-shape draw:style-name="gr54" draw:text-style-name="P2" draw:layer="layout" svg:width="6.059cm" svg:height="4.983cm" svg:x="18.441cm" svg:y="12.876cm">
          <text:list text:style-name="L1">
            <text:list-header>
              <text:p text:style-name="P1"><text:span text:style-name="T18">Estos Objetos y Clases trabajan de Forma muy silenciosa casi transparente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3" draw:text-style-name="P10" draw:layer="layout" svg:x1="5.387cm" svg:y1="14.5cm" svg:x2="5.5cm" svg:y2="15.404cm" svg:d="m5387 14500v452h113v452">
          <text:p/>
        </draw:connector>
        <presentation:notes draw:style-name="dp2">
          <draw:page-thumbnail draw:style-name="gr4" draw:layer="layout" svg:width="32.773cm" svg:height="34.701cm" svg:x="-32.774cm" svg:y="-32.769cm" draw:page-number="18" presentation:class="page"/>
          <draw:frame presentation:style-name="pr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Predeterminado" presentation:use-date-time-name="dtd1">
        <draw:custom-shape draw:style-name="gr54" draw:text-style-name="P2" draw:layer="layout" svg:width="8.002cm" svg:height="3.427cm" svg:x="0.498cm" svg:y="3.801cm">
          <text:list text:style-name="L1">
            <text:list-header>
              <text:p text:style-name="P1"><text:span text:style-name="T18">config.modelo.php archivo que contiene la configuración de las clase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" draw:layer="layout" svg:width="4.211cm" svg:height="2.588cm" svg:x="17.5cm" svg:y="3.912cm">
          <text:list text:style-name="L1">
            <text:list-header>
              <text:p text:style-name="P1"><text:span text:style-name="T18">ADObd Librería de trabajo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2" draw:layer="layout" svg:width="2.778cm" svg:height="2.791cm" svg:x="22.005cm" svg:y="3.819cm">
          <text:list text:style-name="L4">
            <text:list-header>
              <text:p text:style-name="P1"><text:span text:style-name="T11">Base de dato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3.813cm" svg:height="2.496cm" svg:x="0.992cm" svg:y="0.595cm">
          <text:list text:style-name="L1">
            <text:list-header>
              <text:p text:style-name="P1"><text:span text:style-name="T12">Framework Semill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3.813cm" svg:height="1.191cm" svg:x="0.992cm" svg:y="17.859cm">
          <text:list text:style-name="L1">
            <text:list-header>
              <text:p text:style-name="P1"><text:span text:style-name="T4">Creado por Freddy Peñalver <text:s/>versión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2" draw:layer="layout" svg:width="3.175cm" svg:height="2.871cm" svg:x="0.031cm" svg:y="0.22cm">
          <text:list text:style-name="L4">
            <text:list-header>
              <text:p text:style-name="P1"><text:span text:style-name="T11">Modelo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" draw:layer="layout" svg:width="10.006cm" svg:height="3.858cm" svg:x="0.419cm" svg:y="7.642cm">
          <text:list text:style-name="L1">
            <text:list-header>
              <text:p text:style-name="P1"><text:span text:style-name="T18">main.inc.php </text:span></text:p>
              <text:p text:style-name="P1"><text:span text:style-name="T18">Archivo que depende de config.db.inc.php que implementa singleton para todos las clases 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" draw:layer="layout" svg:width="7.988cm" svg:height="3.127cm" svg:x="9cm" svg:y="3.873cm">
          <text:list text:style-name="L1">
            <text:list-header>
              <text:p text:style-name="P1"><text:span text:style-name="T18">config.db.inc.php </text:span></text:p>
              <text:p text:style-name="P1"><text:span text:style-name="T18">archivo que tiene las variables de conexión a la base de dato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2" draw:layer="layout" svg:width="10.831cm" svg:height="2.394cm" svg:x="0.5cm" svg:y="15.106cm">
          <text:list text:style-name="L4">
            <text:list-header>
              <text:p text:style-name="P1"><text:span text:style-name="T11">class_genral.php </text:span></text:p>
              <text:p text:style-name="P1"><text:span text:style-name="T11">Archivo que contiene métodos y atributos generale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" draw:layer="layout" svg:width="13.706cm" svg:height="3.858cm" svg:x="10.821cm" svg:y="7.642cm">
          <text:list text:style-name="L1">
            <text:list-header>
              <text:p text:style-name="P1"><text:span text:style-name="T18">db2.php </text:span></text:p>
              <text:p text:style-name="P1"><text:span text:style-name="T18">archivo que implementa singleton para todos las clases cuando se instancias solo manejan una sola conexión a la base de dato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2" draw:layer="layout" svg:width="9.803cm" svg:height="2.5cm" svg:x="0.697cm" svg:y="12cm">
          <text:list text:style-name="L4">
            <text:list-header>
              <text:p text:style-name="P1"><text:span text:style-name="T11">class_nombre_tabla.php la clases por cada tabla de la base de dato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" draw:layer="layout" svg:width="13.472cm" svg:height="2.374cm" svg:x="11.028cm" svg:y="12.126cm">
          <text:list text:style-name="L1">
            <text:list-header>
              <text:p text:style-name="P1"><text:span text:style-name="T18">__construct método que se inicia de forma transparente cuando es instanciada la clas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" draw:layer="layout" svg:width="12.974cm" svg:height="2.461cm" svg:x="12cm" svg:y="15cm">
          <text:list text:style-name="L4">
            <text:list-header>
              <text:p text:style-name="P1"><text:span text:style-name="T11">motor_sql.php archivo definicion de las particularidades del SQL según el Motor 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32.773cm" svg:height="34.701cm" svg:x="-32.774cm" svg:y="-32.769cm" draw:page-number="19" presentation:class="page"/>
          <draw:frame presentation:style-name="pr1" draw:layer="layout" svg:width="15.236cm" svg:height="11.427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7" draw:display-name="Gradient 7" draw:style="linear" draw:start-color="#9cc746" draw:end-color="#769535" draw:start-intensity="100%" draw:end-intensity="100%" draw:angle="1800" draw:border="0%"/>
    <draw:gradient draw:name="Gradient_20_8" draw:display-name="Gradient 8" draw:style="linear" draw:start-color="#f5ffe6" draw:end-color="#dafda7" draw:start-intensity="100%" draw:end-intensity="100%" draw:angle="1800" draw:border="0%"/>
    <draw:gradient draw:name="Gradient_20_9" draw:display-name="Gradient 9" draw:style="linear" draw:start-color="#ededed" draw:end-color="#bcbcbc" draw:start-intensity="100%" draw:end-intensity="100%" draw:angle="180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fill-image draw:name="background" xlink:href="Pictures/100002010000050000000400E0F5A699.png" xlink:type="simple" xlink:show="embed" xlink:actuate="onLoad"/>
    <draw:marker draw:name="Arrow" svg:viewBox="0 0 20 30" svg:d="m10 0-10 30h20z"/>
    <draw:marker draw:name="Fin_20_de_20_línea_20_1" draw:display-name="Fin de línea 1" svg:viewBox="0 0 318 318" svg:d="m159 0 159 318h-318z"/>
    <draw:marker draw:name="Fin_20_de_20_línea_20_10" draw:display-name="Fin de línea 10" svg:viewBox="0 0 210 210" svg:d="m105 0 105 210h-210z"/>
    <draw:marker draw:name="Fin_20_de_20_línea_20_11" draw:display-name="Fin de línea 11" svg:viewBox="0 0 210 210" svg:d="m105 0 105 210h-210z"/>
    <draw:marker draw:name="Fin_20_de_20_línea_20_12" draw:display-name="Fin de línea 12" svg:viewBox="0 0 210 210" svg:d="m105 0 105 210h-210z"/>
    <draw:marker draw:name="Fin_20_de_20_línea_20_13" draw:display-name="Fin de línea 13" svg:viewBox="0 0 210 210" svg:d="m105 0 105 210h-210z"/>
    <draw:marker draw:name="Fin_20_de_20_línea_20_14" draw:display-name="Fin de línea 14" svg:viewBox="0 0 210 210" svg:d="m105 0 105 210h-210z"/>
    <draw:marker draw:name="Fin_20_de_20_línea_20_2" draw:display-name="Fin de línea 2" svg:viewBox="0 0 318 318" svg:d="m159 0 159 318h-318z"/>
    <draw:marker draw:name="Fin_20_de_20_línea_20_3" draw:display-name="Fin de línea 3" svg:viewBox="0 0 318 318" svg:d="m159 0 159 318h-318z"/>
    <draw:marker draw:name="Fin_20_de_20_línea_20_4" draw:display-name="Fin de línea 4" svg:viewBox="0 0 318 318" svg:d="m159 0 159 318h-318z"/>
    <draw:marker draw:name="Fin_20_de_20_línea_20_5" draw:display-name="Fin de línea 5" svg:viewBox="0 0 318 318" svg:d="m159 0 159 318h-318z"/>
    <draw:marker draw:name="Fin_20_de_20_línea_20_6" draw:display-name="Fin de línea 6" svg:viewBox="0 0 210 210" svg:d="m105 0 105 210h-210z"/>
    <draw:marker draw:name="Fin_20_de_20_línea_20_7" draw:display-name="Fin de línea 7" svg:viewBox="0 0 210 210" svg:d="m105 0 105 210h-210z"/>
    <draw:marker draw:name="Fin_20_de_20_línea_20_8" draw:display-name="Fin de línea 8" svg:viewBox="0 0 210 210" svg:d="m105 0 105 210h-210z"/>
    <draw:marker draw:name="Fin_20_de_20_línea_20_9" draw:display-name="Fin de línea 9" svg:viewBox="0 0 210 210" svg:d="m105 0 105 210h-210z"/>
    <draw:marker draw:name="msArrowEnd_20_5" draw:display-name="msArrowEnd 5" svg:viewBox="0 0 291 291" svg:d="m146 0 145 291h-291z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V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Line_20_with_20_Fine_20_Dots" svg:stroke-width="0.1cm" svg:stroke-color="#008000" draw:marker-start-width="0.45cm" draw:marker-start-center="false" draw:marker-end="Arrow" draw:marker-end-width="0.45cm" draw:marker-end-center="false" draw:fill="solid" draw:fill-color="#99ccff" draw:fill-gradient-name="Gradient_20_10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e6e6ff" draw:fill-gradient-name="Gradient_20_4" draw:fill-image-name="Empty" draw:fill-image-width="0cm" draw:fill-image-height="0cm" draw:textarea-horizontal-align="center" draw:textarea-vertical-align="middle"/>
      <style:paragraph-properties fo:text-align="center"/>
    </style:style>
    <style:style style:name="Predeterminado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redeterminad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2.06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e6e6ff" draw:fill-gradient-name="Gradient_20_4" draw:fill-image-name="Empty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Predeterminado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s" fo:country="E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Predeterminado" style:page-layout-name="PM1" draw:style-name="Mdp1">
      <draw:frame presentation:style-name="Predeterminado-title" draw:layer="backgroundobjects" svg:width="22.856cm" svg:height="3.985cm" svg:x="1.27cm" svg:y="0.356cm" presentation:class="title" presentation:placeholder="true">
        <draw:text-box/>
      </draw:frame>
      <draw:frame presentation:style-name="Predeterminado-outline1" draw:layer="backgroundobjects" svg:width="22.856cm" svg:height="12.573cm" svg:x="1.27cm" svg:y="4.445cm" presentation:class="outline" presentation:placeholder="true">
        <draw:text-box/>
      </draw:frame>
      <draw:frame presentation:style-name="Mpr1" draw:layer="backgroundobjects" svg:width="5.922cm" svg:height="1.023cm" svg:x="1.27cm" svg:y="17.64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23cm" svg:x="8.678cm" svg:y="17.65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23cm" svg:x="18.202cm" svg:y="17.649cm" presentation:class="page-number">
        <draw:text-box>
          <text:list text:style-name="ML1">
            <text:list-header>
              <text:p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Predeterminado-title" draw:layer="backgroundobjects" svg:width="32.773cm" svg:height="34.701cm" svg:x="-32.774cm" svg:y="-32.769cm" presentation:class="page"/>
        <draw:frame presentation:style-name="Predeterminado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Framework Semilla</dc:title>
    <meta:initial-creator>fpenalver</meta:initial-creator>
    <meta:creation-date>2012-12-11T10:07:31</meta:creation-date>
    <dc:date>2013-01-16T15:21:44</dc:date>
    <meta:editing-cycles>46</meta:editing-cycles>
    <meta:editing-duration>PT5H27M56S</meta:editing-duration>
    <meta:generator>LibreOffice/3.3$Linux LibreOffice_project/330m19$Build-8</meta:generator>
    <meta:document-statistic meta:object-count="186"/>
  </office:meta>
</office:document-meta>
</file>